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8.957cm" fo:min-width="18.233cm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4.5cm"/>
      <style:paragraph-properties style:writing-mode="lr-tb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.537cm" fo:min-width="2.358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00" draw:textarea-horizontal-align="justify" draw:textarea-vertical-align="middle" draw:auto-grow-height="false" fo:min-height="1.306cm" fo:min-width="1.056cm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b2b2b2"/>
      <style:paragraph-properties fo:text-align="center" style:writing-mode="lr-tb"/>
    </style:style>
    <style:style style:name="P4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33cm" svg:height="9.207cm" svg:x="5.127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cm" svg:height="3.5cm" svg:x="6cm" svg:y="8.7cm">
          <text:p text:style-name="P2">Rest Controller</text:p>
          <text:p text:style-name="P2">(webflux)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5cm" svg:height="3.5cm" svg:x="11.912cm" svg:y="8.7cm">
          <text:p text:style-name="P2">Service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3.5cm" svg:x="17.827cm" svg:y="8.7cm">
          <text:p text:style-name="P2">Dao</text:p>
          <text:p text:style-name="P2">(r2dbc)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857cm" svg:height="2.858cm" svg:x="25.131cm" svg:y="6.714cm">
          <text:p text:style-name="P2">H2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3" draw:id="id3" draw:layer="layout" svg:width="2.857cm" svg:height="2.858cm" svg:x="25.13cm" svg:y="11.794cm">
          <text:p text:style-name="P2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1" draw:layer="layout" draw:type="line" svg:x1="22.827cm" svg:y1="10.45cm" svg:x2="25.131cm" svg:y2="8.143cm" draw:start-shape="id1" draw:start-glue-point="1" draw:end-shape="id2" draw:end-glue-point="6" svg:d="M22827 10450l2304-2307" svg:viewBox="0 0 2305 2308">
          <text:p/>
        </draw:connector>
        <draw:connector draw:style-name="gr5" draw:text-style-name="P1" draw:layer="layout" draw:type="line" svg:x1="22.827cm" svg:y1="10.45cm" svg:x2="25.13cm" svg:y2="13.223cm" draw:start-shape="id1" draw:start-glue-point="1" draw:end-shape="id3" draw:end-glue-point="6" svg:d="M22827 10450l2303 2773" svg:viewBox="0 0 2304 2774">
          <text:p/>
        </draw:connector>
        <draw:custom-shape draw:style-name="gr6" draw:text-style-name="P4" xml:id="id4" draw:id="id4" draw:layer="layout" svg:width="2.2cm" svg:height="2.2cm" svg:x="1.635cm" svg:y="9.3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7" draw:text-style-name="P1" draw:layer="layout" draw:type="line" svg:x1="3.835cm" svg:y1="10.437cm" svg:x2="6cm" svg:y2="10.45cm" draw:start-shape="id4" draw:start-glue-point="10" draw:end-shape="id5" draw:end-glue-point="3" svg:d="M3835 10437l2165 13" svg:viewBox="0 0 2166 14">
          <text:p/>
        </draw:connector>
        <draw:connector draw:style-name="gr8" draw:text-style-name="P1" draw:layer="layout" draw:type="line" svg:x1="11cm" svg:y1="10.45cm" svg:x2="11.912cm" svg:y2="10.45cm" draw:start-shape="id5" draw:start-glue-point="1" draw:end-shape="id6" draw:end-glue-point="3" svg:d="M11000 10450h912" svg:viewBox="0 0 913 1">
          <text:p/>
        </draw:connector>
        <draw:connector draw:style-name="gr9" draw:text-style-name="P1" draw:layer="layout" draw:type="line" svg:x1="16.912cm" svg:y1="10.45cm" svg:x2="17.827cm" svg:y2="10.45cm" draw:start-shape="id6" draw:start-glue-point="1" draw:end-shape="id1" draw:end-glue-point="3" svg:d="M16912 10450h915" svg:viewBox="0 0 916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4T08:32:05.917083104</meta:creation-date>
    <dc:date>2021-08-24T08:39:44.688483127</dc:date>
    <meta:editing-duration>PT5M17S</meta:editing-duration>
    <meta:editing-cycles>2</meta:editing-cycles>
    <meta:generator>LibreOffice/7.1.5.2$Linux_X86_64 LibreOffice_project/10$Build-2</meta:generator>
    <meta:document-statistic meta:object-count="12"/>
  </office:meta>
</office:document-meta>
</file>